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15cm" fo:min-width="7.5cm"/>
    </style:style>
    <style:style style:name="gr2" style:family="graphic" style:parent-style-name="standard">
      <style:graphic-properties draw:textarea-horizontal-align="justify" draw:textarea-vertical-align="middle" draw:auto-grow-height="false" fo:min-height="6.35cm" fo:min-width="8.2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fo:min-height="1.25cm"/>
    </style:style>
    <style:style style:name="gr6" style:family="graphic" style:parent-style-name="standard">
      <style:graphic-properties draw:stroke="none" svg:stroke-color="#000000" draw:fill="none" draw:fill-color="#ffffff" fo:min-height="1.123cm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standard">
      <style:graphic-properties draw:stroke="none" svg:stroke-color="#000000" draw:fill="none" draw:fill-color="#ffffff" fo:min-height="0.781cm"/>
    </style:style>
    <style:style style:name="gr9" style:family="graphic" style:parent-style-name="standard">
      <style:graphic-properties draw:stroke="none" svg:stroke-color="#000000" draw:fill="none" draw:fill-color="#ffffff" fo:min-height="1.05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draw:stroke="none" svg:stroke-color="#000000" draw:fill="none" draw:fill-color="#ffffff" fo:min-height="1.15cm"/>
    </style:style>
    <style:style style:name="gr12" style:family="graphic" style:parent-style-name="standard">
      <style:graphic-properties draw:textarea-horizontal-align="justify" draw:textarea-vertical-align="middle" draw:auto-grow-height="false" fo:min-height="3.85cm" fo:min-width="7.5cm"/>
    </style:style>
    <style:style style:name="gr13" style:family="graphic" style:parent-style-name="standard">
      <style:graphic-properties draw:stroke="none" svg:stroke-color="#000000" draw:fill="none" draw:fill-color="#ffffff" fo:min-height="2.989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75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standard">
      <style:graphic-properties draw:textarea-horizontal-align="justify" draw:textarea-vertical-align="middle" draw:auto-grow-height="false" fo:min-height="3.35cm" fo:min-width="2.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3pt"/>
    </style:style>
    <style:style style:name="P5" style:family="paragraph">
      <loext:graphic-properties draw:fill="none" draw:fill-color="#ffffff"/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6.4cm" svg:x="7.815cm" svg:y="13.2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7cm" svg:height="6.6cm" svg:x="4.415cm" svg:y="4.41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2.4cm" svg:height="1.1cm" svg:x="4.1cm" svg:y="1.747cm">
          <draw:text-box>
            <text:p>ACREMSCOPE PI – PICO connection</text:p>
          </draw:text-box>
        </draw:frame>
        <draw:frame draw:style-name="gr4" draw:text-style-name="P2" draw:layer="layout" svg:width="2.985cm" svg:height="1cm" svg:x="10.015cm" svg:y="5.1cm">
          <draw:text-box>
            <text:p>GND P6 </text:p>
          </draw:text-box>
        </draw:frame>
        <draw:frame draw:style-name="gr5" draw:text-style-name="P2" draw:layer="layout" svg:width="8.1cm" svg:height="1.5cm" svg:x="6.115cm" svg:y="7.016cm">
          <draw:text-box>
            <text:p>UART RX P10 GPIO15</text:p>
          </draw:text-box>
        </draw:frame>
        <draw:frame draw:style-name="gr6" draw:text-style-name="P2" draw:layer="layout" svg:width="7.3cm" svg:height="1.373cm" svg:x="6.515cm" svg:y="6.043cm">
          <draw:text-box>
            <text:p>UART TX P8 GPIO14</text:p>
          </draw:text-box>
        </draw:frame>
        <draw:frame draw:style-name="gr7" draw:text-style-name="P2" draw:layer="layout" svg:width="1.7cm" svg:height="1.2cm" svg:x="7.915cm" svg:y="3.416cm">
          <draw:text-box>
            <text:p>PI</text:p>
          </draw:text-box>
        </draw:frame>
        <draw:frame draw:style-name="gr8" draw:text-style-name="P2" draw:layer="layout" svg:width="3.4cm" svg:height="1.031cm" svg:x="12.8cm" svg:y="17.369cm">
          <draw:text-box>
            <text:p>GND P3 </text:p>
          </draw:text-box>
        </draw:frame>
        <draw:frame draw:style-name="gr9" draw:text-style-name="P2" draw:layer="layout" svg:width="6.115cm" svg:height="1.3cm" svg:x="9.7cm" svg:y="15.769cm">
          <draw:text-box>
            <text:p>UART0 TX P1 GP 0</text:p>
          </draw:text-box>
        </draw:frame>
        <draw:frame draw:style-name="gr10" draw:text-style-name="P2" draw:layer="layout" svg:width="6.215cm" svg:height="1.673cm" svg:x="9.6cm" svg:y="16.569cm">
          <draw:text-box>
            <text:p>UART0 RX P2 GP 1</text:p>
          </draw:text-box>
        </draw:frame>
        <draw:frame draw:style-name="gr11" draw:text-style-name="P2" draw:layer="layout" svg:width="2.9cm" svg:height="1.4cm" svg:x="10.715cm" svg:y="12.269cm">
          <draw:text-box>
            <text:p>PICO</text:p>
          </draw:text-box>
        </draw:frame>
        <draw:frame draw:style-name="gr4" draw:text-style-name="P2" draw:layer="layout" svg:width="4.4cm" svg:height="1cm" svg:x="4.615cm" svg:y="9.116cm">
          <draw:text-box>
            <text:p>3V3 P1 </text:p>
          </draw:text-box>
        </draw:frame>
        <draw:custom-shape draw:style-name="gr12" draw:text-style-name="P1" draw:layer="layout" svg:width="8cm" svg:height="4.1cm" svg:x="17.815cm" svg:y="5.86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6.1cm" svg:height="1.2cm" svg:x="18.315cm" svg:y="4.416cm">
          <draw:text-box>
            <text:p>RS485 Transceiver</text:p>
          </draw:text-box>
        </draw:frame>
        <draw:frame draw:style-name="gr13" draw:text-style-name="P2" draw:layer="layout" svg:width="2.2cm" svg:height="3.239cm" svg:x="18.015cm" svg:y="6.277cm">
          <draw:text-box>
            <text:p>VCC</text:p>
            <text:p>TXD</text:p>
            <text:p>RXD</text:p>
            <text:p>GND</text:p>
          </draw:text-box>
        </draw:frame>
        <draw:line draw:style-name="gr14" draw:text-style-name="P3" draw:layer="layout" svg:x1="13.115cm" svg:y1="5.616cm" svg:x2="14.915cm" svg:y2="5.616cm">
          <text:p/>
        </draw:line>
        <draw:line draw:style-name="gr14" draw:text-style-name="P3" draw:layer="layout" svg:x1="14.915cm" svg:y1="5.616cm" svg:x2="14.915cm" svg:y2="9.016cm">
          <text:p/>
        </draw:line>
        <draw:line draw:style-name="gr14" draw:text-style-name="P3" draw:layer="layout" svg:x1="14.915cm" svg:y1="9.016cm" svg:x2="17.815cm" svg:y2="9.016cm">
          <text:p/>
        </draw:line>
        <draw:line draw:style-name="gr14" draw:text-style-name="P3" draw:layer="layout" svg:x1="13.115cm" svg:y1="6.516cm" svg:x2="16.015cm" svg:y2="6.516cm">
          <text:p/>
        </draw:line>
        <draw:line draw:style-name="gr14" draw:text-style-name="P3" draw:layer="layout" svg:x1="16.015cm" svg:y1="6.516cm" svg:x2="16.015cm" svg:y2="7.516cm">
          <text:p/>
        </draw:line>
        <draw:line draw:style-name="gr14" draw:text-style-name="P3" draw:layer="layout" svg:x1="15.985cm" svg:y1="7.477cm" svg:x2="17.785cm" svg:y2="7.477cm">
          <text:p/>
        </draw:line>
        <draw:line draw:style-name="gr14" draw:text-style-name="P3" draw:layer="layout" svg:x1="13.115cm" svg:y1="7.516cm" svg:x2="15.315cm" svg:y2="7.516cm">
          <text:p/>
        </draw:line>
        <draw:line draw:style-name="gr14" draw:text-style-name="P3" draw:layer="layout" svg:x1="15.276cm" svg:y1="7.516cm" svg:x2="15.276cm" svg:y2="8.216cm">
          <text:p/>
        </draw:line>
        <draw:line draw:style-name="gr14" draw:text-style-name="P3" draw:layer="layout" svg:x1="15.315cm" svg:y1="8.216cm" svg:x2="17.815cm" svg:y2="8.216cm">
          <text:p/>
        </draw:line>
        <draw:line draw:style-name="gr14" draw:text-style-name="P3" draw:layer="layout" svg:x1="4.415cm" svg:y1="9.616cm" svg:x2="3.915cm" svg:y2="9.616cm">
          <text:p/>
        </draw:line>
        <draw:line draw:style-name="gr14" draw:text-style-name="P3" draw:layer="layout" svg:x1="3.915cm" svg:y1="9.616cm" svg:x2="3.915cm" svg:y2="12.116cm">
          <text:p/>
        </draw:line>
        <draw:line draw:style-name="gr14" draw:text-style-name="P3" draw:layer="layout" svg:x1="3.915cm" svg:y1="12.116cm" svg:x2="16.815cm" svg:y2="12.016cm">
          <text:p/>
        </draw:line>
        <draw:line draw:style-name="gr14" draw:text-style-name="P3" draw:layer="layout" svg:x1="16.815cm" svg:y1="12.016cm" svg:x2="16.815cm" svg:y2="6.816cm">
          <text:p/>
        </draw:line>
        <draw:line draw:style-name="gr14" draw:text-style-name="P3" draw:layer="layout" svg:x1="16.815cm" svg:y1="6.816cm" svg:x2="17.815cm" svg:y2="6.816cm">
          <text:p/>
        </draw:line>
        <draw:frame draw:style-name="gr7" draw:text-style-name="P2" draw:layer="layout" svg:width="1.7cm" svg:height="1.2cm" svg:x="23.792cm" svg:y="6.347cm">
          <draw:text-box>
            <text:p>A+</text:p>
          </draw:text-box>
        </draw:frame>
        <draw:frame draw:style-name="gr7" draw:text-style-name="P2" draw:layer="layout" svg:width="1.7cm" svg:height="1.2cm" svg:x="23.815cm" svg:y="7.969cm">
          <draw:text-box>
            <text:p>B-</text:p>
          </draw:text-box>
        </draw:frame>
        <draw:custom-shape draw:style-name="gr12" draw:text-style-name="P1" draw:layer="layout" svg:width="8cm" svg:height="4.1cm" svg:x="17.915cm" svg:y="14.622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6.1cm" svg:height="1.2cm" svg:x="18.415cm" svg:y="13.169cm">
          <draw:text-box>
            <text:p>RS485 Transceiver</text:p>
          </draw:text-box>
        </draw:frame>
        <draw:frame draw:style-name="gr13" draw:text-style-name="P2" draw:layer="layout" svg:width="2.2cm" svg:height="3.239cm" svg:x="18.115cm" svg:y="15.03cm">
          <draw:text-box>
            <text:p>VCC</text:p>
            <text:p>TXD</text:p>
            <text:p>RXD</text:p>
            <text:p>GND</text:p>
          </draw:text-box>
        </draw:frame>
        <draw:frame draw:style-name="gr7" draw:text-style-name="P2" draw:layer="layout" svg:width="1.7cm" svg:height="1.2cm" svg:x="23.892cm" svg:y="15.1cm">
          <draw:text-box>
            <text:p>A+</text:p>
          </draw:text-box>
        </draw:frame>
        <draw:frame draw:style-name="gr7" draw:text-style-name="P2" draw:layer="layout" svg:width="1.7cm" svg:height="1.2cm" svg:x="23.915cm" svg:y="16.722cm">
          <draw:text-box>
            <text:p>B-</text:p>
          </draw:text-box>
        </draw:frame>
        <draw:line draw:style-name="gr14" draw:text-style-name="P3" draw:layer="layout" svg:x1="25.823cm" svg:y1="6.669cm" svg:x2="27.223cm" svg:y2="6.669cm">
          <text:p/>
        </draw:line>
        <draw:line draw:style-name="gr14" draw:text-style-name="P3" draw:layer="layout" svg:x1="27.215cm" svg:y1="6.669cm" svg:x2="27.215cm" svg:y2="15.569cm">
          <text:p/>
        </draw:line>
        <draw:line draw:style-name="gr14" draw:text-style-name="P3" draw:layer="layout" svg:x1="27.215cm" svg:y1="15.569cm" svg:x2="25.915cm" svg:y2="15.569cm">
          <text:p/>
        </draw:line>
        <draw:line draw:style-name="gr14" draw:text-style-name="P3" draw:layer="layout" svg:x1="25.815cm" svg:y1="8.369cm" svg:x2="27.615cm" svg:y2="8.369cm">
          <text:p/>
        </draw:line>
        <draw:line draw:style-name="gr14" draw:text-style-name="P3" draw:layer="layout" svg:x1="27.607cm" svg:y1="8.369cm" svg:x2="27.607cm" svg:y2="17.269cm">
          <text:p/>
        </draw:line>
        <draw:line draw:style-name="gr14" draw:text-style-name="P3" draw:layer="layout" svg:x1="27.607cm" svg:y1="17.269cm" svg:x2="25.915cm" svg:y2="17.269cm">
          <text:p/>
        </draw:line>
        <draw:frame draw:style-name="gr15" draw:text-style-name="P2" draw:layer="layout" svg:width="2.7cm" svg:height="2cm" svg:x="24.315cm" svg:y="11.069cm">
          <draw:text-box>
            <text:p>Twisted</text:p>
            <text:p>pair</text:p>
          </draw:text-box>
        </draw:frame>
        <draw:line draw:style-name="gr14" draw:text-style-name="P3" draw:layer="layout" svg:x1="15.815cm" svg:y1="16.269cm" svg:x2="17.915cm" svg:y2="16.269cm">
          <text:p/>
        </draw:line>
        <draw:line draw:style-name="gr14" draw:text-style-name="P3" draw:layer="layout" svg:x1="15.815cm" svg:y1="17.069cm" svg:x2="17.915cm" svg:y2="17.069cm">
          <text:p/>
        </draw:line>
        <draw:line draw:style-name="gr14" draw:text-style-name="P3" draw:layer="layout" svg:x1="15.815cm" svg:y1="17.769cm" svg:x2="17.915cm" svg:y2="17.769cm">
          <text:p/>
        </draw:line>
        <draw:frame draw:style-name="gr16" draw:text-style-name="P2" draw:layer="layout" svg:width="4.515cm" svg:height="0.962cm" svg:x="11.2cm" svg:y="14.869cm">
          <draw:text-box>
            <text:p>3V3 OUT P36</text:p>
          </draw:text-box>
        </draw:frame>
        <draw:line draw:style-name="gr14" draw:text-style-name="P3" draw:layer="layout" svg:x1="15.815cm" svg:y1="15.469cm" svg:x2="18.015cm" svg:y2="15.469cm">
          <text:p/>
        </draw:line>
        <draw:custom-shape draw:style-name="gr17" draw:text-style-name="P1" draw:layer="layout" svg:width="3.4cm" svg:height="3.6cm" svg:x="3.215cm" svg:y="14.169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4.3cm" svg:height="2cm" svg:x="3.2cm" svg:y="12.6cm">
          <draw:text-box>
            <text:p>5V DC/DC Regulator</text:p>
          </draw:text-box>
        </draw:frame>
        <draw:frame draw:style-name="gr11" draw:text-style-name="P2" draw:layer="layout" svg:width="2.9cm" svg:height="1.4cm" svg:x="3.877cm" svg:y="16.769cm">
          <draw:text-box>
            <text:p>1 2 3</text:p>
          </draw:text-box>
        </draw:frame>
        <draw:frame draw:style-name="gr11" draw:text-style-name="P2" draw:layer="layout" svg:width="2.9cm" svg:height="1.4cm" svg:x="1.7cm" svg:y="18.2cm">
          <draw:text-box>
            <text:p>7-36V</text:p>
          </draw:text-box>
        </draw:frame>
        <draw:line draw:style-name="gr14" draw:text-style-name="P3" draw:layer="layout" svg:x1="4.3cm" svg:y1="17.8cm" svg:x2="4.3cm" svg:y2="18.7cm">
          <text:p/>
        </draw:line>
        <draw:line draw:style-name="gr14" draw:text-style-name="P3" draw:layer="layout" svg:x1="4.3cm" svg:y1="18.7cm" svg:x2="3.8cm" svg:y2="18.7cm">
          <text:p/>
        </draw:line>
        <draw:line draw:style-name="gr14" draw:text-style-name="P3" draw:layer="layout" svg:x1="4.7cm" svg:y1="17.8cm" svg:x2="4.7cm" svg:y2="19.1cm">
          <text:p/>
        </draw:line>
        <draw:line draw:style-name="gr14" draw:text-style-name="P3" draw:layer="layout" svg:x1="4.7cm" svg:y1="19.1cm" svg:x2="7.8cm" svg:y2="19.1cm">
          <text:p/>
        </draw:line>
        <draw:line draw:style-name="gr14" draw:text-style-name="P3" draw:layer="layout" svg:x1="5.4cm" svg:y1="17.7cm" svg:x2="5.4cm" svg:y2="18.4cm">
          <text:p/>
        </draw:line>
        <draw:line draw:style-name="gr14" draw:text-style-name="P3" draw:layer="layout" svg:x1="5.4cm" svg:y1="18.4cm" svg:x2="7.8cm" svg:y2="18.4cm">
          <text:p/>
        </draw:line>
        <draw:frame draw:style-name="gr3" draw:text-style-name="P2" draw:layer="layout" svg:width="4.4cm" svg:height="1.1cm" svg:x="7.9cm" svg:y="17.9cm">
          <draw:text-box>
            <text:p>VSYS P39</text:p>
          </draw:text-box>
        </draw:frame>
        <draw:frame draw:style-name="gr16" draw:text-style-name="P2" draw:layer="layout" svg:width="3.7cm" svg:height="0.962cm" svg:x="7.9cm" svg:y="18.9cm">
          <draw:text-box>
            <text:p>GND P18</text:p>
          </draw:text-box>
        </draw:frame>
        <draw:line draw:style-name="gr14" draw:text-style-name="P3" draw:layer="layout" svg:x1="7cm" svg:y1="18cm" svg:x2="7cm" svg:y2="18.7cm">
          <text:p/>
        </draw:line>
        <draw:line draw:style-name="gr14" draw:text-style-name="P3" draw:layer="layout" svg:x1="6.4cm" svg:y1="18.1cm" svg:x2="6.4cm" svg:y2="18.6cm">
          <text:p/>
        </draw:line>
        <draw:line draw:style-name="gr14" draw:text-style-name="P3" draw:layer="layout" svg:x1="6.4cm" svg:y1="18.1cm" svg:x2="7cm" svg:y2="18.4cm">
          <text:p/>
        </draw:line>
        <draw:line draw:style-name="gr14" draw:text-style-name="P3" draw:layer="layout" svg:x1="6.4cm" svg:y1="18.6cm" svg:x2="7cm" svg:y2="18.4cm">
          <text:p/>
        </draw:line>
        <draw:frame draw:style-name="gr4" draw:text-style-name="P5" draw:layer="layout" svg:width="5.485cm" svg:height="1cm" svg:x="2.215cm" svg:y="19.2cm">
          <draw:text-box>
            <text:p text:style-name="P4">1N5817 Schottky Diode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06T11:14:09.052690604</meta:creation-date>
    <dc:date>2021-08-23T13:01:19.646965664</dc:date>
    <meta:editing-duration>PT20M22S</meta:editing-duration>
    <meta:editing-cycles>7</meta:editing-cycles>
    <meta:generator>LibreOffice/6.0.7.3$Linux_X86_64 LibreOffice_project/00m0$Build-3</meta:generator>
    <meta:document-statistic meta:object-count="65"/>
  </office:meta>
</office:document-meta>
</file>